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3" style:family="table-cell" style:parent-style-name="Default">
      <style:table-cell-properties fo:background-color="#00a933" style:text-align-source="fix" style:repeat-content="false" fo:border="0.74pt solid #00a933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3a1a0f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3a1a0f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383d3c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29fcf" style:text-align-source="fix" style:repeat-content="false" fo:border-left="0.74pt groove #000000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6"/>
          <table:table-cell table:style-name="ce13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13" office:value-type="string" calcext:value-type="string">
            <text:p>Y</text:p>
          </table:table-cell>
          <table:table-cell table:number-columns-repeated="958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" calcext:value-type="float">
            <text:p>1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2" calcext:value-type="float">
            <text:p>2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3" calcext:value-type="float">
            <text:p>3</text:p>
          </table:table-cell>
          <table:table-cell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4" calcext:value-type="float">
            <text:p>4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92" calcext:value-type="float">
            <text:p>9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94" calcext:value-type="float">
            <text:p>94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5" calcext:value-type="float">
            <text:p>5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2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21"/>
          <table:table-cell table:style-name="ce20" office:value-type="float" office:value="6" calcext:value-type="float">
            <text:p>6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7" calcext:value-type="float">
            <text:p>7</text:p>
          </table:table-cell>
          <table:table-cell/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5" calcext:value-type="float">
            <text:p>14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52" calcext:value-type="float">
            <text:p>152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8" calcext:value-type="float">
            <text:p>8</text:p>
          </table:table-cell>
          <table:table-cell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28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9" calcext:value-type="float">
            <text:p>9</text:p>
          </table:table-cell>
          <table:table-cell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28" office:value-type="float" office:value="184" calcext:value-type="float">
            <text:p>18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5" calcext:value-type="float">
            <text:p>5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0" calcext:value-type="float">
            <text:p>10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28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212" calcext:value-type="float">
            <text:p>212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14" calcext:value-type="float">
            <text:p>214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26" office:value-type="float" office:value="219" calcext:value-type="float">
            <text:p>2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1" calcext:value-type="float">
            <text:p>11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23" calcext:value-type="float">
            <text:p>22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32" calcext:value-type="float">
            <text:p>23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5"/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☉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0" table:number-columns-repeated="17"/>
          <table:table-cell table:number-columns-repeated="21"/>
          <table:table-cell table:style-name="ce20" office:value-type="float" office:value="12" calcext:value-type="float">
            <text:p>12</text:p>
          </table:table-cell>
          <table:table-cell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252" calcext:value-type="float">
            <text:p>252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54" calcext:value-type="float">
            <text:p>254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3" calcext:value-type="float">
            <text:p>13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279" calcext:value-type="float">
            <text:p>2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10" calcext:value-type="float">
            <text:p>10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4" calcext:value-type="float">
            <text:p>14</text:p>
          </table:table-cell>
          <table:table-cell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5" calcext:value-type="float">
            <text:p>15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9" calcext:value-type="float">
            <text:p>3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6" calcext:value-type="float">
            <text:p>16</text:p>
          </table:table-cell>
          <table:table-cell/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39" calcext:value-type="float">
            <text:p>3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7" calcext:value-type="float">
            <text:p>17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8" calcext:value-type="float">
            <text:p>18</text:p>
          </table:table-cell>
          <table:table-cell/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79" calcext:value-type="float">
            <text:p>3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9" calcext:value-type="float">
            <text:p>19</text:p>
          </table:table-cell>
          <table:table-cell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385" calcext:value-type="float">
            <text:p>385</text:p>
          </table:table-cell>
          <table:table-cell table:style-name="ce17" office:value-type="float" office:value="386" calcext:value-type="float">
            <text:p>386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392" calcext:value-type="float">
            <text:p>392</text:p>
          </table:table-cell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397" calcext:value-type="float">
            <text:p>397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399" calcext:value-type="float">
            <text:p>399</text:p>
          </table:table-cell>
          <table:table-cell table:number-columns-repeated="937"/>
        </table:table-row>
        <table:table-row table:style-name="ro1" table:number-rows-repeated="2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3:31:58.127272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12-08T17:03:56.058130431</dc:date>
    <meta:editing-duration>PT12H12M27S</meta:editing-duration>
    <meta:editing-cycles>12</meta:editing-cycles>
    <meta:generator>LibreOffice/24.8.3.2$Linux_X86_64 LibreOffice_project/e14c9fdd1f585efcbb2c5363087a99d20928d522</meta:generator>
    <meta:document-statistic meta:table-count="1" meta:cell-count="459" meta:object-count="0"/>
  </office:meta>
</office:document-meta>
</file>